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" svg:font-family="Can"/>
    <style:font-face style:name="Consolar" svg:font-family="Consolar"/>
    <style:font-face style:name="Calibri1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Header">
      <style:text-properties fo:language="en" fo:country="IN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Normal" style:master-page-name="MP0">
      <style:paragraph-properties style:page-number="auto" fo:break-before="page"/>
      <style:text-properties fo:color="#000000" style:font-name="Calibri1" fo:font-size="13pt" fo:language="en" fo:country="IN" fo:font-weight="bold" officeooo:rsid="001597f9" officeooo:paragraph-rsid="001597f9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4" style:family="paragraph" style:parent-style-name="Normal">
      <style:text-properties fo:color="#000000" style:font-name="Consolas" fo:font-size="10.5pt" fo:language="en" fo:country="IN" officeooo:rsid="001597f9" officeooo:paragraph-rsid="001597f9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5" style:family="paragraph" style:parent-style-name="Normal">
      <style:text-properties fo:color="#000000" officeooo:rsid="001597f9" officeooo:paragraph-rsid="001597f9"/>
    </style:style>
    <style:style style:name="P6" style:family="paragraph" style:parent-style-name="Normal">
      <style:text-properties fo:color="#000000" style:font-name="Calibri1" fo:font-size="13pt" fo:language="en" fo:country="IN" officeooo:paragraph-rsid="001597f9" style:font-name-asian="Times New Roman" style:font-size-asian="13pt" style:language-asian="en" style:country-asian="IN" style:font-name-complex="Times New Roman" style:font-size-complex="13pt" style:language-complex="ar" style:country-complex="SA"/>
    </style:style>
    <style:style style:name="P7" style:family="paragraph" style:parent-style-name="Normal">
      <style:text-properties fo:color="#000000" style:font-name="Consolas1"/>
    </style:style>
    <style:style style:name="P8" style:family="paragraph" style:parent-style-name="Normal">
      <style:text-properties fo:color="#000000" style:font-name="Consolas1" fo:font-size="10.5pt" fo:language="en" fo:country="IN" fo:font-weight="bold" officeooo:rsid="001597f9" officeooo:paragraph-rsid="001597f9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9" style:family="paragraph" style:parent-style-name="Normal">
      <style:text-properties fo:color="#000000" style:font-name="Consolas1" fo:font-weight="bold" officeooo:rsid="001597f9" officeooo:paragraph-rsid="001597f9" style:font-weight-asian="bold" style:font-weight-complex="bold"/>
    </style:style>
    <style:style style:name="P10" style:family="paragraph" style:parent-style-name="Header">
      <style:text-properties fo:font-size="10.5pt" fo:language="en" fo:country="IN" style:font-size-asian="10.5pt" style:font-size-complex="10.5pt"/>
    </style:style>
    <style:style style:name="T1" style:family="text">
      <style:text-properties fo:language="en" fo:country="IN"/>
    </style:style>
    <style:style style:name="T2" style:family="text">
      <style:text-properties fo:font-size="10.5pt" fo:language="en" fo:country="IN" style:font-size-asian="10.5pt" style:font-size-complex="10.5pt"/>
    </style:style>
    <style:style style:name="T3" style:family="text">
      <style:text-properties fo:font-weight="bold" officeooo:rsid="001597f9" style:font-weight-asian="bold" style:font-weight-complex="bold"/>
    </style:style>
    <style:style style:name="T4" style:family="text">
      <style:text-properties officeooo:rsid="00173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><text:span text:style-name="T3">Program to write a function to add two numbers</text:span></text:p>
      <text:p text:style-name="P4"/>
      <text:p text:style-name="P8">Code:</text:p>
      <text:p text:style-name="P7">def add_no (x,y):</text:p>
      <text:p text:style-name="P7"><text:tab/>print(x+y)</text:p>
      <text:p text:style-name="P7">x=int(input("Enter number 1: "))</text:p>
      <text:p text:style-name="P7">y=int(input("Enter number 2: "))<text:tab/></text:p>
      <text:p text:style-name="P7">add_no(x,y)</text:p>
      <text:p text:style-name="P7"/>
      <text:p text:style-name="P9">Output:</text:p>
      <text:p text:style-name="P5">Enter number <text:span text:style-name="T4">1; </text:span>10</text:p>
      <text:p text:style-name="P5">Enter number <text:span text:style-name="T4">2: </text:span>20</text:p>
      <text:p text:style-name="P5">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" svg:font-family="Can"/>
    <style:font-face style:name="Consolar" svg:font-family="Consolar"/>
    <style:font-face style:name="Calibri1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.5pt" fo:language="en" fo:country="IN" style:font-size-asian="10.5pt" style:font-size-complex="10.5pt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fo:font-size="10.5pt" fo:language="en" fo:country="IN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cm" fo:margin-bottom="0.10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2e<text:tab/>12/10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9:00Z</meta:creation-date>
    <dc:date>2022-11-16T13:59:43.861845679</dc:date>
    <meta:editing-cycles>4</meta:editing-cycles>
    <meta:editing-duration>PT5M41S</meta:editing-duration>
    <meta:document-statistic meta:table-count="0" meta:image-count="0" meta:object-count="0" meta:page-count="1" meta:paragraph-count="13" meta:word-count="40" meta:character-count="245" meta:non-whitespace-character-count="216"/>
    <meta:template xlink:type="simple" xlink:actuate="onRequest" xlink:title="" xlink:href="Normal"/>
  </office:meta>
</office:document-meta>
</file>